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4.71mm"/>
    </style:style>
    <style:style style:name="co2" style:family="table-column">
      <style:table-column-properties fo:break-before="auto" style:column-width="134.02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7.16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7.71mm"/>
    </style:style>
    <style:style style:name="co14" style:family="table-column">
      <style:table-column-properties fo:break-before="auto" style:column-width="29.23mm"/>
    </style:style>
    <style:style style:name="co15" style:family="table-column">
      <style:table-column-properties fo:break-before="auto" style:column-width="31.13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37.13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5.22mm"/>
    </style:style>
    <style:style style:name="co21" style:family="table-column">
      <style:table-column-properties fo:break-before="auto" style:column-width="28.95mm"/>
    </style:style>
    <style:style style:name="co22" style:family="table-column">
      <style:table-column-properties fo:break-before="auto" style:column-width="43.39mm"/>
    </style:style>
    <style:style style:name="co23" style:family="table-column">
      <style:table-column-properties fo:break-before="auto" style:column-width="25.14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24.87mm"/>
    </style:style>
    <style:style style:name="co27" style:family="table-column">
      <style:table-column-properties fo:break-before="auto" style:column-width="39.3mm"/>
    </style:style>
    <style:style style:name="co28" style:family="table-column">
      <style:table-column-properties fo:break-before="auto" style:column-width="9.61mm"/>
    </style:style>
    <style:style style:name="co29" style:family="table-column">
      <style:table-column-properties fo:break-before="auto" style:column-width="10.95mm"/>
    </style:style>
    <style:style style:name="co30" style:family="table-column">
      <style:table-column-properties fo:break-before="auto" style:column-width="17.78mm"/>
    </style:style>
    <style:style style:name="co31" style:family="table-column">
      <style:table-column-properties fo:break-before="auto" style:column-width="15.33mm"/>
    </style:style>
    <style:style style:name="co32" style:family="table-column">
      <style:table-column-properties fo:break-before="auto" style:column-width="39.03mm"/>
    </style:style>
    <style:style style:name="co33" style:family="table-column">
      <style:table-column-properties fo:break-before="auto" style:column-width="22.42mm"/>
    </style:style>
    <style:style style:name="co34" style:family="table-column">
      <style:table-column-properties fo:break-before="auto" style:column-width="33.85mm"/>
    </style:style>
    <style:style style:name="co35" style:family="table-column">
      <style:table-column-properties fo:break-before="auto" style:column-width="22.97mm"/>
    </style:style>
    <style:style style:name="co36" style:family="table-column">
      <style:table-column-properties fo:break-before="auto" style:column-width="37.68mm"/>
    </style:style>
    <style:style style:name="co37" style:family="table-column">
      <style:table-column-properties fo:break-before="auto" style:column-width="39.85mm"/>
    </style:style>
    <style:style style:name="co38" style:family="table-column">
      <style:table-column-properties fo:break-before="auto" style:column-width="17.52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boModified</text:p>
          </table:table-cell>
          <table:table-cell office:value-type="string" calcext:value-type="string">
            <text:p>fanin</text:p>
          </table:table-cell>
          <table:table-cell office:value-type="string" calcext:value-type="string">
            <text:p>fanout</text:p>
          </table:table-cell>
          <table:table-cell office:value-type="string" calcext:value-type="string">
            <text:p>wmc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lcom</text:p>
          </table:table-cell>
          <table:table-cell office:value-type="string" calcext:value-type="string">
            <text:p>lcom*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totalMethodsQty</text:p>
          </table:table-cell>
          <table:table-cell office:value-type="string" calcext:value-type="string">
            <text:p>staticMethodsQty</text:p>
          </table:table-cell>
          <table:table-cell office:value-type="string" calcext:value-type="string">
            <text:p>publicMethodsQty</text:p>
          </table:table-cell>
          <table:table-cell office:value-type="string" calcext:value-type="string">
            <text:p>privateMethodsQty</text:p>
          </table:table-cell>
          <table:table-cell office:value-type="string" calcext:value-type="string">
            <text:p>protectedMethodsQty</text:p>
          </table:table-cell>
          <table:table-cell office:value-type="string" calcext:value-type="string">
            <text:p>defaultMethodsQty</text:p>
          </table:table-cell>
          <table:table-cell office:value-type="string" calcext:value-type="string">
            <text:p>visibleMethodsQty</text:p>
          </table:table-cell>
          <table:table-cell office:value-type="string" calcext:value-type="string">
            <text:p>abstractMethodsQty</text:p>
          </table:table-cell>
          <table:table-cell office:value-type="string" calcext:value-type="string">
            <text:p>finalMethodsQty</text:p>
          </table:table-cell>
          <table:table-cell office:value-type="string" calcext:value-type="string">
            <text:p>synchronizedMethodsQty</text:p>
          </table:table-cell>
          <table:table-cell office:value-type="string" calcext:value-type="string">
            <text:p>totalFieldsQty</text:p>
          </table:table-cell>
          <table:table-cell office:value-type="string" calcext:value-type="string">
            <text:p>staticFieldsQty</text:p>
          </table:table-cell>
          <table:table-cell office:value-type="string" calcext:value-type="string">
            <text:p>publicFieldsQty</text:p>
          </table:table-cell>
          <table:table-cell office:value-type="string" calcext:value-type="string">
            <text:p>privateFieldsQty</text:p>
          </table:table-cell>
          <table:table-cell office:value-type="string" calcext:value-type="string">
            <text:p>protectedFieldsQty</text:p>
          </table:table-cell>
          <table:table-cell office:value-type="string" calcext:value-type="string">
            <text:p>defaultFieldsQty</text:p>
          </table:table-cell>
          <table:table-cell office:value-type="string" calcext:value-type="string">
            <text:p>finalFieldsQty</text:p>
          </table:table-cell>
          <table:table-cell office:value-type="string" calcext:value-type="string">
            <text:p>synchronizedFieldsQty</text:p>
          </table:table-cell>
          <table:table-cell office:value-type="string" calcext:value-type="string">
            <text:p>nos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returnQty</text:p>
          </table:table-cell>
          <table:table-cell office:value-type="string" calcext:value-type="string">
            <text:p>loopQty</text:p>
          </table:table-cell>
          <table:table-cell office:value-type="string" calcext:value-type="string">
            <text:p>comparisonsQty</text:p>
          </table:table-cell>
          <table:table-cell office:value-type="string" calcext:value-type="string">
            <text:p>tryCatchQty</text:p>
          </table:table-cell>
          <table:table-cell office:value-type="string" calcext:value-type="string">
            <text:p>parenthesizedExpsQty</text:p>
          </table:table-cell>
          <table:table-cell office:value-type="string" calcext:value-type="string">
            <text:p>stringLiteralsQty</text:p>
          </table:table-cell>
          <table:table-cell office:value-type="string" calcext:value-type="string">
            <text:p>numbersQty</text:p>
          </table:table-cell>
          <table:table-cell office:value-type="string" calcext:value-type="string">
            <text:p>assignmentsQty</text:p>
          </table:table-cell>
          <table:table-cell office:value-type="string" calcext:value-type="string">
            <text:p>mathOperationsQty</text:p>
          </table:table-cell>
          <table:table-cell office:value-type="string" calcext:value-type="string">
            <text:p>variablesQty</text:p>
          </table:table-cell>
          <table:table-cell office:value-type="string" calcext:value-type="string">
            <text:p>maxNestedBlocksQty</text:p>
          </table:table-cell>
          <table:table-cell office:value-type="string" calcext:value-type="string">
            <text:p>anonymousClassesQty</text:p>
          </table:table-cell>
          <table:table-cell office:value-type="string" calcext:value-type="string">
            <text:p>innerClassesQty</text:p>
          </table:table-cell>
          <table:table-cell office:value-type="string" calcext:value-type="string">
            <text:p>lambdasQty</text:p>
          </table:table-cell>
          <table:table-cell office:value-type="string" calcext:value-type="string">
            <text:p>uniqueWordsQty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logStatementsQty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2Activity.java</text:p>
          </table:table-cell>
          <table:table-cell office:value-type="string" calcext:value-type="string">
            <text:p>com.sachan.prateek.filemanager.Main2Activity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Listener_for_Recycler.java</text:p>
          </table:table-cell>
          <table:table-cell office:value-type="string" calcext:value-type="string">
            <text:p>com.sachan.prateek.filemanager.Listener_for_Recycler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Data_Manager.java</text:p>
          </table:table-cell>
          <table:table-cell office:value-type="string" calcext:value-type="string">
            <text:p>com.sachan.prateek.filemanager.Data_Manager$Anonymous5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Data_Manager.java</text:p>
          </table:table-cell>
          <table:table-cell office:value-type="string" calcext:value-type="string">
            <text:p>com.sachan.prateek.filemanager.Data_Manager$Anonymous6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Data_Manager.java</text:p>
          </table:table-cell>
          <table:table-cell office:value-type="string" calcext:value-type="string">
            <text:p>com.sachan.prateek.filemanager.Data_Manager$Anonymous3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Data_Manager.java</text:p>
          </table:table-cell>
          <table:table-cell office:value-type="string" calcext:value-type="string">
            <text:p>com.sachan.prateek.filemanager.Data_Manager$Anonymous4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Data_Manager.java</text:p>
          </table:table-cell>
          <table:table-cell office:value-type="string" calcext:value-type="string">
            <text:p>com.sachan.prateek.filemanager.Data_Manager$Anonymous1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Data_Manager.java</text:p>
          </table:table-cell>
          <table:table-cell office:value-type="string" calcext:value-type="string">
            <text:p>com.sachan.prateek.filemanager.Data_Manager$Anonymous2</text:p>
          </table:table-cell>
          <table:table-cell office:value-type="string" calcext:value-type="string">
            <text:p>anonymou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FileOperations.java</text:p>
          </table:table-cell>
          <table:table-cell office:value-type="string" calcext:value-type="string">
            <text:p>com.sachan.prateek.filemanager.FileOperations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grid_utils/GridViewHolder.java</text:p>
          </table:table-cell>
          <table:table-cell office:value-type="string" calcext:value-type="string">
            <text:p>com.sachan.prateek.filemanager.grid_utils.GridViewHolde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SD_Card.java</text:p>
          </table:table-cell>
          <table:table-cell office:value-type="string" calcext:value-type="string">
            <text:p>com.sachan.prateek.filemanager.SD_Card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9$Anonymous10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Listener_for_Recycler.java</text:p>
          </table:table-cell>
          <table:table-cell office:value-type="string" calcext:value-type="string">
            <text:p>com.sachan.prateek.filemanager.Listener_for_Recycler$ClickListener</text:p>
          </table:table-cell>
          <table:table-cell office:value-type="string" calcext:value-type="string">
            <text:p>inte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4$Anonymous6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BackgroundSizeCalculation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9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9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grid_utils/GridAdapter.java</text:p>
          </table:table-cell>
          <table:table-cell office:value-type="string" calcext:value-type="string">
            <text:p>com.sachan.prateek.filemanager.grid_utils.GridAdapter$BackImageLoading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7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4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8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BackGroundSearch.java</text:p>
          </table:table-cell>
          <table:table-cell office:value-type="string" calcext:value-type="string">
            <text:p>com.sachan.prateek.filemanager.BackGroundSearch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Listener_for_Recycler.java</text:p>
          </table:table-cell>
          <table:table-cell office:value-type="string" calcext:value-type="string">
            <text:p>com.sachan.prateek.filemanager.Listener_for_Recycl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grid_utils/GridAdapter.java</text:p>
          </table:table-cell>
          <table:table-cell office:value-type="string" calcext:value-type="string">
            <text:p>com.sachan.prateek.filemanager.grid_utils.GridAdapt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5416667" calcext:value-type="float">
            <text:p>0.54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6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5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list_utils/MyViewHolder.java</text:p>
          </table:table-cell>
          <table:table-cell office:value-type="string" calcext:value-type="string">
            <text:p>com.sachan.prateek.filemanager.list_utils.MyViewHolde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Data_Manager.java</text:p>
          </table:table-cell>
          <table:table-cell office:value-type="string" calcext:value-type="string">
            <text:p>com.sachan.prateek.filemanager.Data_Manager</text:p>
          </table:table-cell>
          <table:table-cell office:value-type="string" calcext:value-type="string">
            <text:p>class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.5526316" calcext:value-type="float">
            <text:p>0.552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File_Properties.java</text:p>
          </table:table-cell>
          <table:table-cell office:value-type="string" calcext:value-type="string">
            <text:p>com.sachan.prateek.filemanager.File_Properties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</text:p>
          </table:table-cell>
          <table:table-cell office:value-type="string" calcext:value-type="string">
            <text:p>class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8502024" calcext:value-type="float">
            <text:p>0.850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list_utils/MyRecyclerAdapter.java</text:p>
          </table:table-cell>
          <table:table-cell office:value-type="string" calcext:value-type="string">
            <text:p>com.sachan.prateek.filemanager.list_utils.MyRecyclerAdapt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5416667" calcext:value-type="float">
            <text:p>0.54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2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6$Anonymous8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</text:p>
          </table:table-cell>
          <table:table-cell office:value-type="string" calcext:value-type="string">
            <text:p>class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0.74603176" calcext:value-type="float">
            <text:p>0.74603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list_utils/MyRecyclerAdapter.java</text:p>
          </table:table-cell>
          <table:table-cell office:value-type="string" calcext:value-type="string">
            <text:p>com.sachan.prateek.filemanager.list_utils.MyRecyclerAdapter$BackImageLoading</text:p>
          </table:table-cell>
          <table:table-cell office:value-type="string" calcext:value-type="string">
            <text:p>innerclas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3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MainActivity.java</text:p>
          </table:table-cell>
          <table:table-cell office:value-type="string" calcext:value-type="string">
            <text:p>com.sachan.prateek.filemanager.MainActivity$Anonymous4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1_Android_FileManager/src-git/File-Manager-for-android-master/app/src/main/java/com/sachan/prateek/filemanager/ActionModeCallBack.java</text:p>
          </table:table-cell>
          <table:table-cell office:value-type="string" calcext:value-type="string">
            <text:p>com.sachan.prateek.filemanager.ActionModeCallBack$Anonymous6$Anonymous7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number-columns-repeated="3"/>
          <table:table-cell table:style-name="ce1" table:formula="of:=[.D1]" office:value-type="string" office:string-value="cbo" calcext:value-type="string">
            <text:p>cbo</text:p>
          </table:table-cell>
          <table:table-cell table:formula="of:=[.E1]" office:value-type="string" office:string-value="cboModified" calcext:value-type="string">
            <text:p>cboModified</text:p>
          </table:table-cell>
          <table:table-cell table:formula="of:=[.F1]" office:value-type="string" office:string-value="fanin" calcext:value-type="string">
            <text:p>fanin</text:p>
          </table:table-cell>
          <table:table-cell table:formula="of:=[.G1]" office:value-type="string" office:string-value="fanout" calcext:value-type="string">
            <text:p>fanout</text:p>
          </table:table-cell>
          <table:table-cell table:style-name="ce1" table:formula="of:=[.H1]" office:value-type="string" office:string-value="wmc" calcext:value-type="string">
            <text:p>wmc</text:p>
          </table:table-cell>
          <table:table-cell table:style-name="ce1" table:formula="of:=[.I1]" office:value-type="string" office:string-value="dit" calcext:value-type="string">
            <text:p>dit</text:p>
          </table:table-cell>
          <table:table-cell table:style-name="ce1" table:formula="of:=[.J1]" office:value-type="string" office:string-value="noc" calcext:value-type="string">
            <text:p>noc</text:p>
          </table:table-cell>
          <table:table-cell table:style-name="ce1" table:formula="of:=[.K1]" office:value-type="string" office:string-value="rfc" calcext:value-type="string">
            <text:p>rfc</text:p>
          </table:table-cell>
          <table:table-cell table:formula="of:=[.L1]" office:value-type="string" office:string-value="lcom" calcext:value-type="string">
            <text:p>lcom</text:p>
          </table:table-cell>
          <table:table-cell table:formula="of:=[.M1]" office:value-type="string" office:string-value="lcom*" calcext:value-type="string">
            <text:p>lcom*</text:p>
          </table:table-cell>
          <table:table-cell table:formula="of:=[.N1]" office:value-type="string" office:string-value="tcc" calcext:value-type="string">
            <text:p>tcc</text:p>
          </table:table-cell>
          <table:table-cell table:formula="of:=[.O1]" office:value-type="string" office:string-value="lcc" calcext:value-type="string">
            <text:p>lcc</text:p>
          </table:table-cell>
          <table:table-cell table:style-name="ce1" table:formula="of:=[.P1]" office:value-type="string" office:string-value="totalMethodsQty" calcext:value-type="string">
            <text:p>totalMethodsQty</text:p>
          </table:table-cell>
          <table:table-cell table:formula="of:=[.Q1]" office:value-type="string" office:string-value="staticMethodsQty" calcext:value-type="string">
            <text:p>staticMethodsQty</text:p>
          </table:table-cell>
          <table:table-cell table:formula="of:=[.R1]" office:value-type="string" office:string-value="publicMethodsQty" calcext:value-type="string">
            <text:p>publicMethodsQty</text:p>
          </table:table-cell>
          <table:table-cell table:formula="of:=[.S1]" office:value-type="string" office:string-value="privateMethodsQty" calcext:value-type="string">
            <text:p>privateMethodsQty</text:p>
          </table:table-cell>
          <table:table-cell table:formula="of:=[.T1]" office:value-type="string" office:string-value="protectedMethodsQty" calcext:value-type="string">
            <text:p>protectedMethodsQty</text:p>
          </table:table-cell>
          <table:table-cell table:formula="of:=[.U1]" office:value-type="string" office:string-value="defaultMethodsQty" calcext:value-type="string">
            <text:p>defaultMethodsQty</text:p>
          </table:table-cell>
          <table:table-cell table:formula="of:=[.V1]" office:value-type="string" office:string-value="visibleMethodsQty" calcext:value-type="string">
            <text:p>visibleMethodsQty</text:p>
          </table:table-cell>
          <table:table-cell table:formula="of:=[.W1]" office:value-type="string" office:string-value="abstractMethodsQty" calcext:value-type="string">
            <text:p>abstractMethodsQty</text:p>
          </table:table-cell>
          <table:table-cell table:formula="of:=[.X1]" office:value-type="string" office:string-value="finalMethodsQty" calcext:value-type="string">
            <text:p>finalMethodsQty</text:p>
          </table:table-cell>
          <table:table-cell table:formula="of:=[.Y1]" office:value-type="string" office:string-value="synchronizedMethodsQty" calcext:value-type="string">
            <text:p>synchronizedMethodsQty</text:p>
          </table:table-cell>
          <table:table-cell table:formula="of:=[.Z1]" office:value-type="string" office:string-value="totalFieldsQty" calcext:value-type="string">
            <text:p>totalFieldsQty</text:p>
          </table:table-cell>
          <table:table-cell table:formula="of:=[.AA1]" office:value-type="string" office:string-value="staticFieldsQty" calcext:value-type="string">
            <text:p>staticFieldsQty</text:p>
          </table:table-cell>
          <table:table-cell table:formula="of:=[.AB1]" office:value-type="string" office:string-value="publicFieldsQty" calcext:value-type="string">
            <text:p>publicFieldsQty</text:p>
          </table:table-cell>
          <table:table-cell table:formula="of:=[.AC1]" office:value-type="string" office:string-value="privateFieldsQty" calcext:value-type="string">
            <text:p>privateFieldsQty</text:p>
          </table:table-cell>
          <table:table-cell table:formula="of:=[.AD1]" office:value-type="string" office:string-value="protectedFieldsQty" calcext:value-type="string">
            <text:p>protectedFieldsQty</text:p>
          </table:table-cell>
          <table:table-cell table:formula="of:=[.AE1]" office:value-type="string" office:string-value="defaultFieldsQty" calcext:value-type="string">
            <text:p>defaultFieldsQty</text:p>
          </table:table-cell>
          <table:table-cell table:formula="of:=[.AF1]" office:value-type="string" office:string-value="finalFieldsQty" calcext:value-type="string">
            <text:p>finalFieldsQty</text:p>
          </table:table-cell>
          <table:table-cell table:formula="of:=[.AG1]" office:value-type="string" office:string-value="synchronizedFieldsQty" calcext:value-type="string">
            <text:p>synchronizedFieldsQty</text:p>
          </table:table-cell>
          <table:table-cell table:formula="of:=[.AH1]" office:value-type="string" office:string-value="nosi" calcext:value-type="string">
            <text:p>nosi</text:p>
          </table:table-cell>
          <table:table-cell table:style-name="ce1" table:formula="of:=[.AI1]" office:value-type="string" office:string-value="loc" calcext:value-type="string">
            <text:p>loc</text:p>
          </table:table-cell>
          <table:table-cell table:formula="of:=[.AJ1]" office:value-type="string" office:string-value="returnQty" calcext:value-type="string">
            <text:p>returnQty</text:p>
          </table:table-cell>
          <table:table-cell table:formula="of:=[.AK1]" office:value-type="string" office:string-value="loopQty" calcext:value-type="string">
            <text:p>loopQty</text:p>
          </table:table-cell>
          <table:table-cell table:formula="of:=[.AL1]" office:value-type="string" office:string-value="comparisonsQty" calcext:value-type="string">
            <text:p>comparisonsQty</text:p>
          </table:table-cell>
          <table:table-cell table:formula="of:=[.AM1]" office:value-type="string" office:string-value="tryCatchQty" calcext:value-type="string">
            <text:p>tryCatchQty</text:p>
          </table:table-cell>
          <table:table-cell table:formula="of:=[.AN1]" office:value-type="string" office:string-value="parenthesizedExpsQty" calcext:value-type="string">
            <text:p>parenthesizedExpsQty</text:p>
          </table:table-cell>
          <table:table-cell table:formula="of:=[.AO1]" office:value-type="string" office:string-value="stringLiteralsQty" calcext:value-type="string">
            <text:p>stringLiteralsQty</text:p>
          </table:table-cell>
          <table:table-cell table:formula="of:=[.AP1]" office:value-type="string" office:string-value="numbersQty" calcext:value-type="string">
            <text:p>numbersQty</text:p>
          </table:table-cell>
          <table:table-cell table:formula="of:=[.AQ1]" office:value-type="string" office:string-value="assignmentsQty" calcext:value-type="string">
            <text:p>assignmentsQty</text:p>
          </table:table-cell>
          <table:table-cell table:formula="of:=[.AR1]" office:value-type="string" office:string-value="mathOperationsQty" calcext:value-type="string">
            <text:p>mathOperationsQty</text:p>
          </table:table-cell>
          <table:table-cell table:formula="of:=[.AS1]" office:value-type="string" office:string-value="variablesQty" calcext:value-type="string">
            <text:p>variablesQty</text:p>
          </table:table-cell>
          <table:table-cell table:formula="of:=[.AT1]" office:value-type="string" office:string-value="maxNestedBlocksQty" calcext:value-type="string">
            <text:p>maxNestedBlocksQty</text:p>
          </table:table-cell>
          <table:table-cell table:formula="of:=[.AU1]" office:value-type="string" office:string-value="anonymousClassesQty" calcext:value-type="string">
            <text:p>anonymousClassesQty</text:p>
          </table:table-cell>
          <table:table-cell table:formula="of:=[.AV1]" office:value-type="string" office:string-value="innerClassesQty" calcext:value-type="string">
            <text:p>innerClassesQty</text:p>
          </table:table-cell>
          <table:table-cell table:formula="of:=[.AW1]" office:value-type="string" office:string-value="lambdasQty" calcext:value-type="string">
            <text:p>lambdasQty</text:p>
          </table:table-cell>
          <table:table-cell table:formula="of:=[.AX1]" office:value-type="string" office:string-value="uniqueWordsQty" calcext:value-type="string">
            <text:p>uniqueWordsQty</text:p>
          </table:table-cell>
          <table:table-cell table:formula="of:=[.AY1]" office:value-type="string" office:string-value="modifiers" calcext:value-type="string">
            <text:p>modifiers</text:p>
          </table:table-cell>
          <table:table-cell table:formula="of:=[.AZ1]" office:value-type="string" office:string-value="logStatementsQty" calcext:value-type="string">
            <text:p>logStatementsQty</text:p>
          </table:table-cell>
        </table:table-row>
        <table:table-row table:style-name="ro1">
          <table:table-cell table:number-columns-repeated="3"/>
          <table:table-cell table:style-name="ce1" table:formula="of:=SUM([.D2:.D44])" office:value-type="float" office:value="214" calcext:value-type="float">
            <text:p>214</text:p>
          </table:table-cell>
          <table:table-cell table:formula="of:=SUM([.E2:.E44])" office:value-type="float" office:value="275" calcext:value-type="float">
            <text:p>275</text:p>
          </table:table-cell>
          <table:table-cell table:formula="of:=SUM([.F2:.F44])" office:value-type="float" office:value="61" calcext:value-type="float">
            <text:p>61</text:p>
          </table:table-cell>
          <table:table-cell table:formula="of:=SUM([.G2:.G44])" office:value-type="float" office:value="214" calcext:value-type="float">
            <text:p>214</text:p>
          </table:table-cell>
          <table:table-cell table:style-name="ce1" table:formula="of:=SUM([.H2:.H44])" office:value-type="float" office:value="398" calcext:value-type="float">
            <text:p>398</text:p>
          </table:table-cell>
          <table:table-cell table:style-name="ce1" table:formula="of:=SUM([.I2:.I44])" office:value-type="float" office:value="55" calcext:value-type="float">
            <text:p>55</text:p>
          </table:table-cell>
          <table:table-cell table:style-name="ce1" table:formula="of:=SUM([.J2:.J44])" office:value-type="float" office:value="0" calcext:value-type="float">
            <text:p>0</text:p>
          </table:table-cell>
          <table:table-cell table:style-name="ce1" table:formula="of:=SUM([.K2:.K44])" office:value-type="float" office:value="568" calcext:value-type="float">
            <text:p>568</text:p>
          </table:table-cell>
          <table:table-cell table:formula="of:=SUM([.L2:.L44])" office:value-type="float" office:value="69" calcext:value-type="float">
            <text:p>69</text:p>
          </table:table-cell>
          <table:table-cell table:formula="of:=SUM([.M2:.M44])" office:value-type="float" office:value="6.38219918" calcext:value-type="float">
            <text:p>6.38219918</text:p>
          </table:table-cell>
          <table:table-cell table:formula="of:=SUM([.N2:.N44])" office:value-type="float" office:value="-1" calcext:value-type="float">
            <text:p>-1</text:p>
          </table:table-cell>
          <table:table-cell table:formula="of:=SUM([.O2:.O44])" office:value-type="float" office:value="-1" calcext:value-type="float">
            <text:p>-1</text:p>
          </table:table-cell>
          <table:table-cell table:style-name="ce1" table:formula="of:=SUM([.P2:.P44])" office:value-type="float" office:value="118" calcext:value-type="float">
            <text:p>118</text:p>
          </table:table-cell>
          <table:table-cell table:formula="of:=SUM([.Q2:.Q44])" office:value-type="float" office:value="6" calcext:value-type="float">
            <text:p>6</text:p>
          </table:table-cell>
          <table:table-cell table:formula="of:=SUM([.R2:.R44])" office:value-type="float" office:value="70" calcext:value-type="float">
            <text:p>70</text:p>
          </table:table-cell>
          <table:table-cell table:formula="of:=SUM([.S2:.S44])" office:value-type="float" office:value="5" calcext:value-type="float">
            <text:p>5</text:p>
          </table:table-cell>
          <table:table-cell table:formula="of:=SUM([.T2:.T44])" office:value-type="float" office:value="10" calcext:value-type="float">
            <text:p>10</text:p>
          </table:table-cell>
          <table:table-cell table:formula="of:=SUM([.U2:.U44])" office:value-type="float" office:value="33" calcext:value-type="float">
            <text:p>33</text:p>
          </table:table-cell>
          <table:table-cell table:formula="of:=SUM([.V2:.V44])" office:value-type="float" office:value="113" calcext:value-type="float">
            <text:p>113</text:p>
          </table:table-cell>
          <table:table-cell table:formula="of:=SUM([.W2:.W44])" office:value-type="float" office:value="0" calcext:value-type="float">
            <text:p>0</text:p>
          </table:table-cell>
          <table:table-cell table:formula="of:=SUM([.X2:.X44])" office:value-type="float" office:value="0" calcext:value-type="float">
            <text:p>0</text:p>
          </table:table-cell>
          <table:table-cell table:formula="of:=SUM([.Y2:.Y44])" office:value-type="float" office:value="0" calcext:value-type="float">
            <text:p>0</text:p>
          </table:table-cell>
          <table:table-cell table:formula="of:=SUM([.Z2:.Z44])" office:value-type="float" office:value="84" calcext:value-type="float">
            <text:p>84</text:p>
          </table:table-cell>
          <table:table-cell table:formula="of:=SUM([.AA2:.AA44])" office:value-type="float" office:value="25" calcext:value-type="float">
            <text:p>25</text:p>
          </table:table-cell>
          <table:table-cell table:formula="of:=SUM([.AB2:.AB44])" office:value-type="float" office:value="1" calcext:value-type="float">
            <text:p>1</text:p>
          </table:table-cell>
          <table:table-cell table:formula="of:=SUM([.AC2:.AC44])" office:value-type="float" office:value="27" calcext:value-type="float">
            <text:p>27</text:p>
          </table:table-cell>
          <table:table-cell table:formula="of:=SUM([.AD2:.AD44])" office:value-type="float" office:value="0" calcext:value-type="float">
            <text:p>0</text:p>
          </table:table-cell>
          <table:table-cell table:formula="of:=SUM([.AE2:.AE44])" office:value-type="float" office:value="56" calcext:value-type="float">
            <text:p>56</text:p>
          </table:table-cell>
          <table:table-cell table:formula="of:=SUM([.AF2:.AF44])" office:value-type="float" office:value="3" calcext:value-type="float">
            <text:p>3</text:p>
          </table:table-cell>
          <table:table-cell table:formula="of:=SUM([.AG2:.AG44])" office:value-type="float" office:value="0" calcext:value-type="float">
            <text:p>0</text:p>
          </table:table-cell>
          <table:table-cell table:formula="of:=SUM([.AH2:.AH44])" office:value-type="float" office:value="51" calcext:value-type="float">
            <text:p>51</text:p>
          </table:table-cell>
          <table:table-cell table:style-name="ce1" table:formula="of:=SUM([.AI2:.AI44])" office:value-type="float" office:value="2515" calcext:value-type="float">
            <text:p>2515</text:p>
          </table:table-cell>
          <table:table-cell table:formula="of:=SUM([.AJ2:.AJ44])" office:value-type="float" office:value="47" calcext:value-type="float">
            <text:p>47</text:p>
          </table:table-cell>
          <table:table-cell table:formula="of:=SUM([.AK2:.AK44])" office:value-type="float" office:value="37" calcext:value-type="float">
            <text:p>37</text:p>
          </table:table-cell>
          <table:table-cell table:formula="of:=SUM([.AL2:.AL44])" office:value-type="float" office:value="57" calcext:value-type="float">
            <text:p>57</text:p>
          </table:table-cell>
          <table:table-cell table:formula="of:=SUM([.AM2:.AM44])" office:value-type="float" office:value="15" calcext:value-type="float">
            <text:p>15</text:p>
          </table:table-cell>
          <table:table-cell table:formula="of:=SUM([.AN2:.AN44])" office:value-type="float" office:value="2" calcext:value-type="float">
            <text:p>2</text:p>
          </table:table-cell>
          <table:table-cell table:formula="of:=SUM([.AO2:.AO44])" office:value-type="float" office:value="206" calcext:value-type="float">
            <text:p>206</text:p>
          </table:table-cell>
          <table:table-cell table:formula="of:=SUM([.AP2:.AP44])" office:value-type="float" office:value="119" calcext:value-type="float">
            <text:p>119</text:p>
          </table:table-cell>
          <table:table-cell table:formula="of:=SUM([.AQ2:.AQ44])" office:value-type="float" office:value="443" calcext:value-type="float">
            <text:p>443</text:p>
          </table:table-cell>
          <table:table-cell table:formula="of:=SUM([.AR2:.AR44])" office:value-type="float" office:value="25" calcext:value-type="float">
            <text:p>25</text:p>
          </table:table-cell>
          <table:table-cell table:formula="of:=SUM([.AS2:.AS44])" office:value-type="float" office:value="294" calcext:value-type="float">
            <text:p>294</text:p>
          </table:table-cell>
          <table:table-cell table:formula="of:=SUM([.AT2:.AT44])" office:value-type="float" office:value="74" calcext:value-type="float">
            <text:p>74</text:p>
          </table:table-cell>
          <table:table-cell table:formula="of:=SUM([.AU2:.AU44])" office:value-type="float" office:value="26" calcext:value-type="float">
            <text:p>26</text:p>
          </table:table-cell>
          <table:table-cell table:formula="of:=SUM([.AV2:.AV44])" office:value-type="float" office:value="4" calcext:value-type="float">
            <text:p>4</text:p>
          </table:table-cell>
          <table:table-cell table:formula="of:=SUM([.AW2:.AW44])" office:value-type="float" office:value="0" calcext:value-type="float">
            <text:p>0</text:p>
          </table:table-cell>
          <table:table-cell table:formula="of:=SUM([.AX2:.AX44])" office:value-type="float" office:value="1160" calcext:value-type="float">
            <text:p>1160</text:p>
          </table:table-cell>
          <table:table-cell table:formula="of:=SUM([.AY2:.AY44])" office:value-type="float" office:value="-14" calcext:value-type="float">
            <text:p>-14</text:p>
          </table:table-cell>
          <table:table-cell table:formula="of:=SUM([.AZ2:.AZ4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21:09:53.822904165</dc:date>
    <meta:editing-duration>PT3M27S</meta:editing-duration>
    <meta:editing-cycles>1</meta:editing-cycles>
    <meta:document-statistic meta:table-count="1" meta:cell-count="2386" meta:object-count="0"/>
    <meta:generator>LibreOffice/24.8.0.3$Linux_X86_64 LibreOffice_project/0bdf1299c94fe897b119f97f3c613e9dca6be583</meta:generator>
  </office:meta>
</office:document-meta>
</file>